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4.389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3.695cm"/>
    </style:style>
    <style:style style:name="co8" style:family="table-column">
      <style:table-column-properties fo:break-before="auto" style:column-width="3.97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º de Componentes</text:p>
          </table:table-cell>
          <table:table-cell office:value-type="string">
            <text:p>Bytes de un vector</text:p>
          </table:table-cell>
          <table:table-cell office:value-type="string">
            <text:p>vect. Locales (atcgrid)</text:p>
          </table:table-cell>
          <table:table-cell office:value-type="string">
            <text:p>vect. Globales(atcgrid)</text:p>
          </table:table-cell>
          <table:table-cell office:value-type="string">
            <text:p><text:s/>vect. Dinámicos (atcgrid)</text:p>
          </table:table-cell>
          <table:table-cell office:value-type="string">
            <text:p><text:s/>vect. Locales (mipc)</text:p>
          </table:table-cell>
          <table:table-cell office:value-type="string">
            <text:p>vect. Globales (mipc)</text:p>
          </table:table-cell>
          <table:table-cell office:value-type="string">
            <text:p>vect. Dinámicos (mipc)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524288">
            <text:p>524288</text:p>
          </table:table-cell>
          <table:table-cell office:value-type="float" office:value="0.000440332">
            <text:p>0,000440332</text:p>
          </table:table-cell>
          <table:table-cell office:value-type="float" office:value="0.000408114">
            <text:p>0,000408114</text:p>
          </table:table-cell>
          <table:table-cell office:value-type="float" office:value="0.000418541">
            <text:p>0,000418541</text:p>
          </table:table-cell>
          <table:table-cell office:value-type="float" office:value="0.0005808">
            <text:p>0,0005808</text:p>
          </table:table-cell>
          <table:table-cell office:value-type="float" office:value="0.000586">
            <text:p>0,000586</text:p>
          </table:table-cell>
          <table:table-cell office:value-type="float" office:value="0.0004995">
            <text:p>0,000499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048576">
            <text:p>1048576</text:p>
          </table:table-cell>
          <table:table-cell office:value-type="float" office:value="0.000798097">
            <text:p>0,000798097</text:p>
          </table:table-cell>
          <table:table-cell office:value-type="float" office:value="0.00055491">
            <text:p>0,00055491</text:p>
          </table:table-cell>
          <table:table-cell office:value-type="float" office:value="0.000846559">
            <text:p>0,000846559</text:p>
          </table:table-cell>
          <table:table-cell office:value-type="float" office:value="0.0012324">
            <text:p>0,0012324</text:p>
          </table:table-cell>
          <table:table-cell office:value-type="float" office:value="0.0012151">
            <text:p>0,0012151</text:p>
          </table:table-cell>
          <table:table-cell office:value-type="float" office:value="0.0011524">
            <text:p>0,0011524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097152">
            <text:p>2097152</text:p>
          </table:table-cell>
          <table:table-cell office:value-type="float" office:value="0.001277184">
            <text:p>0,001277184</text:p>
          </table:table-cell>
          <table:table-cell office:value-type="float" office:value="0.001096058">
            <text:p>0,001096058</text:p>
          </table:table-cell>
          <table:table-cell office:value-type="float" office:value="0.00108077">
            <text:p>0,00108077</text:p>
          </table:table-cell>
          <table:table-cell office:value-type="float" office:value="0.0025163">
            <text:p>0,0025163</text:p>
          </table:table-cell>
          <table:table-cell office:value-type="float" office:value="0.002383">
            <text:p>0,002383</text:p>
          </table:table-cell>
          <table:table-cell office:value-type="float" office:value="0.0020986">
            <text:p>0,002098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4194304">
            <text:p>4194304</text:p>
          </table:table-cell>
          <table:table-cell/>
          <table:table-cell office:value-type="float" office:value="0.003475463">
            <text:p>0,003475463</text:p>
          </table:table-cell>
          <table:table-cell office:value-type="float" office:value="0.002961303">
            <text:p>0,002961303</text:p>
          </table:table-cell>
          <table:table-cell/>
          <table:table-cell office:value-type="float" office:value="0.00429">
            <text:p>0,00429</text:p>
          </table:table-cell>
          <table:table-cell office:value-type="float" office:value="0.0044592">
            <text:p>0,004459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8388608">
            <text:p>8388608</text:p>
          </table:table-cell>
          <table:table-cell/>
          <table:table-cell office:value-type="float" office:value="0.006015977">
            <text:p>0,006015977</text:p>
          </table:table-cell>
          <table:table-cell office:value-type="float" office:value="0.005988094">
            <text:p>0,005988094</text:p>
          </table:table-cell>
          <table:table-cell/>
          <table:table-cell office:value-type="float" office:value="0.008633">
            <text:p>0,008633</text:p>
          </table:table-cell>
          <table:table-cell office:value-type="float" office:value="0.0086145">
            <text:p>0,0086145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6777216">
            <text:p>16777216</text:p>
          </table:table-cell>
          <table:table-cell/>
          <table:table-cell office:value-type="float" office:value="0.011873775">
            <text:p>0,011873775</text:p>
          </table:table-cell>
          <table:table-cell office:value-type="float" office:value="0.011145572">
            <text:p>0,011145572</text:p>
          </table:table-cell>
          <table:table-cell/>
          <table:table-cell office:value-type="float" office:value="0.0170054">
            <text:p>0,0170054</text:p>
          </table:table-cell>
          <table:table-cell office:value-type="float" office:value="0.0172638">
            <text:p>0,0172638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33554432">
            <text:p>33554432</text:p>
          </table:table-cell>
          <table:table-cell/>
          <table:table-cell office:value-type="float" office:value="0.023631107">
            <text:p>0,023631107</text:p>
          </table:table-cell>
          <table:table-cell office:value-type="float" office:value="0.023627042">
            <text:p>0,023627042</text:p>
          </table:table-cell>
          <table:table-cell/>
          <table:table-cell office:value-type="float" office:value="0.0329949">
            <text:p>0,0329949</text:p>
          </table:table-cell>
          <table:table-cell office:value-type="float" office:value="0.0331527">
            <text:p>0,0331527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67108864">
            <text:p>67108864</text:p>
          </table:table-cell>
          <table:table-cell/>
          <table:table-cell office:value-type="float" office:value="0.04765707">
            <text:p>0,04765707</text:p>
          </table:table-cell>
          <table:table-cell office:value-type="float" office:value="0.047373244">
            <text:p>0,047373244</text:p>
          </table:table-cell>
          <table:table-cell/>
          <table:table-cell office:value-type="float" office:value="0.072001">
            <text:p>0,072001</text:p>
          </table:table-cell>
          <table:table-cell office:value-type="float" office:value="0.065044">
            <text:p>0,065044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34217728">
            <text:p>134217728</text:p>
          </table:table-cell>
          <table:table-cell/>
          <table:table-cell office:value-type="float" office:value="0.090048842">
            <text:p>0,090048842</text:p>
          </table:table-cell>
          <table:table-cell office:value-type="float" office:value="0.094593114">
            <text:p>0,094593114</text:p>
          </table:table-cell>
          <table:table-cell/>
          <table:table-cell office:value-type="float" office:value="0.1523272">
            <text:p>0,1523272</text:p>
          </table:table-cell>
          <table:table-cell office:value-type="float" office:value="0.1295206">
            <text:p>0,1295206</text:p>
          </table:table-cell>
        </table:table-row>
        <table:table-row table:style-name="ro1">
          <table:table-cell office:value-type="float" office:value="33554432">
            <text:p>33554432</text:p>
          </table:table-cell>
          <table:table-cell office:value-type="float" office:value="268435456">
            <text:p>268435456</text:p>
          </table:table-cell>
          <table:table-cell/>
          <table:table-cell office:value-type="float" office:value="0.183794201">
            <text:p>0,183794201</text:p>
          </table:table-cell>
          <table:table-cell office:value-type="float" office:value="0.188039115">
            <text:p>0,188039115</text:p>
          </table:table-cell>
          <table:table-cell/>
          <table:table-cell office:value-type="float" office:value="0.291848">
            <text:p>0,291848</text:p>
          </table:table-cell>
          <table:table-cell office:value-type="float" office:value="0.2628423">
            <text:p>0,2628423</text:p>
          </table:table-cell>
        </table:table-row>
        <table:table-row table:style-name="ro1">
          <table:table-cell office:value-type="float" office:value="67108864">
            <text:p>67108864</text:p>
          </table:table-cell>
          <table:table-cell office:value-type="float" office:value="536870912">
            <text:p>536870912</text:p>
          </table:table-cell>
          <table:table-cell/>
          <table:table-cell office:value-type="float" office:value="0.17921641">
            <text:p>0,17921641</text:p>
          </table:table-cell>
          <table:table-cell office:value-type="float" office:value="0.365949495">
            <text:p>0,365949495</text:p>
          </table:table-cell>
          <table:table-cell/>
          <table:table-cell office:value-type="float" office:value="0.5966029">
            <text:p>0,5966029</text:p>
          </table:table-cell>
          <table:table-cell office:value-type="float" office:value="0.6070338">
            <text:p>0,6070338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>
            <draw:frame table:end-cell-address="Hoja1.H34" table:end-x="0.637cm" table:end-y="0.267cm" draw:z-index="0" draw:style-name="gr1" draw:text-style-name="P1" svg:width="17.424cm" svg:height="8.023cm" svg:x="2.585cm" svg:y="0.373cm">
              <draw:object draw:notify-on-update-of-ranges="Hoja1.B1:Hoja1.B1 Hoja1.B2:Hoja1.B12 Hoja1.C1:Hoja1.C1 Hoja1.C2:Hoja1.C12 Hoja1.B1:Hoja1.B1 Hoja1.B2:Hoja1.B12 Hoja1.D1:Hoja1.D1 Hoja1.D2:Hoja1.D12 Hoja1.B1:Hoja1.B1 Hoja1.B2:Hoja1.B12 Hoja1.E1:Hoja1.E1 Hoja1.E2:Hoja1.E12 Hoja1.B1:Hoja1.B1 Hoja1.B2:Hoja1.B12 Hoja1.F1:Hoja1.F1 Hoja1.F2:Hoja1.F12 Hoja1.B1:Hoja1.B1 Hoja1.B2:Hoja1.B12 Hoja1.G1:Hoja1.G1 Hoja1.G2:Hoja1.G12 Hoja1.B1:Hoja1.B1 Hoja1.B2:Hoja1.B12 Hoja1.H1:Hoja1.H1 Hoja1.H2:Hoja1.H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Hoja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4/03/2018</text:date>, <text:time>20:54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 R.</meta:initial-creator>
    <meta:creation-date>2018-03-04T20:11:14.42</meta:creation-date>
    <dc:date>2018-03-04T20:54:18.79</dc:date>
    <dc:creator>Paula  R.</dc:creator>
    <meta:editing-duration>PT27M54S</meta:editing-duration>
    <meta:editing-cycles>1</meta:editing-cycles>
    <meta:document-statistic meta:table-count="3" meta:cell-count="80" meta:object-count="1"/>
    <meta:generator>OpenOffice/4.1.4$Win32 OpenOffice.org_project/414m5$Build-978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25cm" svg:height="8.024cm" xlink:href=".." xlink:type="simple" chart:class="chart:scatter" chart:style-name="ch1">
        <chart:legend chart:legend-position="end" svg:x="12.191cm" svg:y="2.39cm" style:legend-expansion="high" chart:style-name="ch2"/>
        <chart:plot-area chart:style-name="ch3" table:cell-range-address="Hoja1.B1:Hoja1.H12" chart:data-source-has-labels="row" svg:x="1.242cm" svg:y="0.715cm" svg:width="9.688cm" svg:height="6.416cm">
          <chartooo:coordinate-region svg:x="2.525cm" svg:y="0.928cm" svg:width="7.477cm" svg:height="5.53cm"/>
          <chart:axis chart:dimension="x" chart:name="primary-x" chart:style-name="ch4">
            <chart:title svg:x="4.719cm" svg:y="7.292cm" chart:style-name="ch5">
              <text:p>Bytes de un vector</text:p>
            </chart:title>
          </chart:axis>
          <chart:axis chart:dimension="y" chart:name="primary-y" chart:style-name="ch6">
            <chart:title svg:x="0.307cm" svg:y="5.502cm" chart:style-name="ch7">
              <text:p>Tiempo de ejecución</text:p>
            </chart:title>
            <chart:grid chart:style-name="ch8" chart:class="major"/>
          </chart:axis>
          <chart:series chart:style-name="ch9" chart:values-cell-range-address="Hoja1.C2:Hoja1.C12" chart:label-cell-address="Hoja1.C1:Hoja1.C1" chart:class="chart:scatter">
            <chart:domain table:cell-range-address="Hoja1.B2:Hoja1.B12"/>
            <chart:data-point chart:repeated="11"/>
          </chart:series>
          <chart:series chart:style-name="ch10" chart:values-cell-range-address="Hoja1.D2:Hoja1.D12" chart:label-cell-address="Hoja1.D1:Hoja1.D1" chart:class="chart:scatter">
            <chart:data-point chart:repeated="11"/>
          </chart:series>
          <chart:series chart:style-name="ch11" chart:values-cell-range-address="Hoja1.E2:Hoja1.E12" chart:label-cell-address="Hoja1.E1:Hoja1.E1" chart:class="chart:scatter">
            <chart:data-point chart:repeated="11"/>
          </chart:series>
          <chart:series chart:style-name="ch12" chart:values-cell-range-address="Hoja1.F2:Hoja1.F12" chart:label-cell-address="Hoja1.F1:Hoja1.F1" chart:class="chart:scatter">
            <chart:data-point chart:repeated="11"/>
          </chart:series>
          <chart:series chart:style-name="ch13" chart:values-cell-range-address="Hoja1.G2:Hoja1.G12" chart:label-cell-address="Hoja1.G1:Hoja1.G1" chart:class="chart:scatter">
            <chart:data-point chart:repeated="11"/>
          </chart:series>
          <chart:series chart:style-name="ch14" chart:values-cell-range-address="Hoja1.H2:Hoja1.H12" chart:label-cell-address="Hoja1.H1:Hoja1.H1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ect. Locales (atcgrid)</text:p>
                <draw:g>
                  <svg:desc>Hoja1.C1:Hoja1.C1</svg:desc>
                </draw:g>
              </table:table-cell>
              <table:table-cell office:value-type="string">
                <text:p>vect. Globales(atcgrid)</text:p>
                <draw:g>
                  <svg:desc>Hoja1.D1:Hoja1.D1</svg:desc>
                </draw:g>
              </table:table-cell>
              <table:table-cell office:value-type="string">
                <text:p> vect. Dinámicos (atcgrid)</text:p>
                <draw:g>
                  <svg:desc>Hoja1.E1:Hoja1.E1</svg:desc>
                </draw:g>
              </table:table-cell>
              <table:table-cell office:value-type="string">
                <text:p> vect. Locales (mipc)</text:p>
                <draw:g>
                  <svg:desc>Hoja1.F1:Hoja1.F1</svg:desc>
                </draw:g>
              </table:table-cell>
              <table:table-cell office:value-type="string">
                <text:p>vect. Globales (mipc)</text:p>
                <draw:g>
                  <svg:desc>Hoja1.G1:Hoja1.G1</svg:desc>
                </draw:g>
              </table:table-cell>
              <table:table-cell office:value-type="string">
                <text:p>vect. Dinámicos (mipc)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2:Hoja1.B12</svg:desc>
                </draw:g>
              </table:table-cell>
              <table:table-cell office:value-type="float" office:value="0.000440332">
                <text:p>0.000440332</text:p>
                <draw:g>
                  <svg:desc>Hoja1.C2:Hoja1.C12</svg:desc>
                </draw:g>
              </table:table-cell>
              <table:table-cell office:value-type="float" office:value="0.000408114">
                <text:p>0.000408114</text:p>
                <draw:g>
                  <svg:desc>Hoja1.D2:Hoja1.D12</svg:desc>
                </draw:g>
              </table:table-cell>
              <table:table-cell office:value-type="float" office:value="0.000418541">
                <text:p>0.000418541</text:p>
                <draw:g>
                  <svg:desc>Hoja1.E2:Hoja1.E12</svg:desc>
                </draw:g>
              </table:table-cell>
              <table:table-cell office:value-type="float" office:value="0.0005808">
                <text:p>0.0005808</text:p>
                <draw:g>
                  <svg:desc>Hoja1.F2:Hoja1.F12</svg:desc>
                </draw:g>
              </table:table-cell>
              <table:table-cell office:value-type="float" office:value="0.000586">
                <text:p>0.000586</text:p>
                <draw:g>
                  <svg:desc>Hoja1.G2:Hoja1.G12</svg:desc>
                </draw:g>
              </table:table-cell>
              <table:table-cell office:value-type="float" office:value="0.0004995">
                <text:p>0.0004995</text:p>
                <draw:g>
                  <svg:desc>Hoja1.H2:Hoja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798097">
                <text:p>0.000798097</text:p>
              </table:table-cell>
              <table:table-cell office:value-type="float" office:value="0.00055491">
                <text:p>0.00055491</text:p>
              </table:table-cell>
              <table:table-cell office:value-type="float" office:value="0.000846559">
                <text:p>0.000846559</text:p>
              </table:table-cell>
              <table:table-cell office:value-type="float" office:value="0.0012324">
                <text:p>0.0012324</text:p>
              </table:table-cell>
              <table:table-cell office:value-type="float" office:value="0.0012151">
                <text:p>0.0012151</text:p>
              </table:table-cell>
              <table:table-cell office:value-type="float" office:value="0.0011524">
                <text:p>0.0011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277184">
                <text:p>0.001277184</text:p>
              </table:table-cell>
              <table:table-cell office:value-type="float" office:value="0.001096058">
                <text:p>0.001096058</text:p>
              </table:table-cell>
              <table:table-cell office:value-type="float" office:value="0.00108077">
                <text:p>0.00108077</text:p>
              </table:table-cell>
              <table:table-cell office:value-type="float" office:value="0.0025163">
                <text:p>0.0025163</text:p>
              </table:table-cell>
              <table:table-cell office:value-type="float" office:value="0.002383">
                <text:p>0.002383</text:p>
              </table:table-cell>
              <table:table-cell office:value-type="float" office:value="0.0020986">
                <text:p>0.0020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475463">
                <text:p>0.003475463</text:p>
              </table:table-cell>
              <table:table-cell office:value-type="float" office:value="0.002961303">
                <text:p>0.002961303</text:p>
              </table:table-cell>
              <table:table-cell office:value-type="float" office:value="NaN">
                <text:p>NaN</text:p>
              </table:table-cell>
              <table:table-cell office:value-type="float" office:value="0.00429">
                <text:p>0.00429</text:p>
              </table:table-cell>
              <table:table-cell office:value-type="float" office:value="0.0044592">
                <text:p>0.0044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6015977">
                <text:p>0.006015977</text:p>
              </table:table-cell>
              <table:table-cell office:value-type="float" office:value="0.005988094">
                <text:p>0.005988094</text:p>
              </table:table-cell>
              <table:table-cell office:value-type="float" office:value="NaN">
                <text:p>NaN</text:p>
              </table:table-cell>
              <table:table-cell office:value-type="float" office:value="0.008633">
                <text:p>0.008633</text:p>
              </table:table-cell>
              <table:table-cell office:value-type="float" office:value="0.0086145">
                <text:p>0.0086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1873775">
                <text:p>0.011873775</text:p>
              </table:table-cell>
              <table:table-cell office:value-type="float" office:value="0.011145572">
                <text:p>0.011145572</text:p>
              </table:table-cell>
              <table:table-cell office:value-type="float" office:value="NaN">
                <text:p>NaN</text:p>
              </table:table-cell>
              <table:table-cell office:value-type="float" office:value="0.0170054">
                <text:p>0.0170054</text:p>
              </table:table-cell>
              <table:table-cell office:value-type="float" office:value="0.0172638">
                <text:p>0.0172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3631107">
                <text:p>0.023631107</text:p>
              </table:table-cell>
              <table:table-cell office:value-type="float" office:value="0.023627042">
                <text:p>0.023627042</text:p>
              </table:table-cell>
              <table:table-cell office:value-type="float" office:value="NaN">
                <text:p>NaN</text:p>
              </table:table-cell>
              <table:table-cell office:value-type="float" office:value="0.0329949">
                <text:p>0.0329949</text:p>
              </table:table-cell>
              <table:table-cell office:value-type="float" office:value="0.0331527">
                <text:p>0.0331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4765707">
                <text:p>0.04765707</text:p>
              </table:table-cell>
              <table:table-cell office:value-type="float" office:value="0.047373244">
                <text:p>0.047373244</text:p>
              </table:table-cell>
              <table:table-cell office:value-type="float" office:value="NaN">
                <text:p>NaN</text:p>
              </table:table-cell>
              <table:table-cell office:value-type="float" office:value="0.072001">
                <text:p>0.072001</text:p>
              </table:table-cell>
              <table:table-cell office:value-type="float" office:value="0.065044">
                <text:p>0.065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90048842">
                <text:p>0.090048842</text:p>
              </table:table-cell>
              <table:table-cell office:value-type="float" office:value="0.094593114">
                <text:p>0.094593114</text:p>
              </table:table-cell>
              <table:table-cell office:value-type="float" office:value="NaN">
                <text:p>NaN</text:p>
              </table:table-cell>
              <table:table-cell office:value-type="float" office:value="0.1523272">
                <text:p>0.1523272</text:p>
              </table:table-cell>
              <table:table-cell office:value-type="float" office:value="0.1295206">
                <text:p>0.1295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83794201">
                <text:p>0.183794201</text:p>
              </table:table-cell>
              <table:table-cell office:value-type="float" office:value="0.188039115">
                <text:p>0.188039115</text:p>
              </table:table-cell>
              <table:table-cell office:value-type="float" office:value="NaN">
                <text:p>NaN</text:p>
              </table:table-cell>
              <table:table-cell office:value-type="float" office:value="0.291848">
                <text:p>0.291848</text:p>
              </table:table-cell>
              <table:table-cell office:value-type="float" office:value="0.2628423">
                <text:p>0.2628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7921641">
                <text:p>0.17921641</text:p>
              </table:table-cell>
              <table:table-cell office:value-type="float" office:value="0.365949495">
                <text:p>0.365949495</text:p>
              </table:table-cell>
              <table:table-cell office:value-type="float" office:value="NaN">
                <text:p>NaN</text:p>
              </table:table-cell>
              <table:table-cell office:value-type="float" office:value="0.5966029">
                <text:p>0.5966029</text:p>
              </table:table-cell>
              <table:table-cell office:value-type="float" office:value="0.6070338">
                <text:p>0.6070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